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61c509"/>
    </style:style>
    <style:style style:name="P58" style:family="paragraph" style:parent-style-name="Standard">
      <style:text-properties officeooo:paragraph-rsid="0e555213"/>
    </style:style>
    <style:style style:name="P59" style:family="paragraph" style:parent-style-name="Standard">
      <style:text-properties officeooo:paragraph-rsid="0e66c33c"/>
    </style:style>
    <style:style style:name="P60" style:family="paragraph" style:parent-style-name="Standard">
      <style:text-properties officeooo:paragraph-rsid="0e66fd24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2f1b0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paragraph-rsid="0e9fd222"/>
    </style:style>
    <style:style style:name="P66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 style:parent-style-name="Standard">
      <style:text-properties style:font-name="Liberation Sans1" fo:font-size="12pt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5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6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8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8" style:family="paragraph" style:parent-style-name="Standard">
      <style:text-properties officeooo:paragraph-rsid="0eb9c424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Footnote">
      <style:text-properties style:font-name="Liberation Sans1"/>
    </style:style>
    <style:style style:name="P93" style:family="paragraph" style:parent-style-name="Footnote">
      <style:text-properties style:font-name="Liberation Sans1" officeooo:paragraph-rsid="0dd16467"/>
    </style:style>
    <style:style style:name="P94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5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6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7" style:family="paragraph" style:parent-style-name="Footnote">
      <style:text-properties style:font-name="Liberation Sans1" officeooo:rsid="043ccc66" officeooo:paragraph-rsid="0e849f1d"/>
    </style:style>
    <style:style style:name="P98" style:family="paragraph" style:parent-style-name="Footnote">
      <style:text-properties style:font-name="Liberation Sans1" officeooo:paragraph-rsid="04473353"/>
    </style:style>
    <style:style style:name="P99" style:family="paragraph" style:parent-style-name="Footnote">
      <style:text-properties style:font-name="Liberation Sans1" officeooo:paragraph-rsid="0e87ed4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Table_20_Contents">
      <style:text-properties style:font-name="Liberation Sans1" fo:font-size="12pt" style:font-size-asian="12pt" style:font-size-complex="12pt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eb9c424" style:font-size-asian="12pt" style:font-size-complex="12pt"/>
    </style:style>
    <style:style style:name="P103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1" officeooo:rsid="047fb57c"/>
    </style:style>
    <style:style style:name="T20" style:family="text">
      <style:text-properties style:font-name="Liberation Sans1" officeooo:rsid="047da547"/>
    </style:style>
    <style:style style:name="T21" style:family="text">
      <style:text-properties style:font-name="Liberation Sans1" fo:font-size="10pt" style:font-size-asian="10pt" style:font-size-complex="10pt"/>
    </style:style>
    <style:style style:name="T22" style:family="text">
      <style:text-properties style:font-name="Liberation Sans1" fo:font-size="10pt" officeooo:rsid="0db4d737" style:font-size-asian="10pt" style:font-size-complex="10pt"/>
    </style:style>
    <style:style style:name="T23" style:family="text">
      <style:text-properties style:font-name="Liberation Sans1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1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8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9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20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8" style:family="text">
      <style:text-properties fo:color="#000000" style:text-line-through-style="none" style:text-line-through-type="none" style:font-name="Liberation Sans1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4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8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9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style:font-name="Liberation Sans1" fo:font-size="12pt" style:font-size-asian="12pt" style:font-size-complex="12pt"/>
    </style:style>
    <style:style style:name="T318" style:family="text">
      <style:text-properties fo:color="#000000" style:font-name="Liberation Sans1" fo:font-size="12pt" officeooo:rsid="004804ae" style:font-size-asian="12pt" style:font-size-complex="12pt"/>
    </style:style>
    <style:style style:name="T319" style:family="text">
      <style:text-properties fo:color="#000000" style:font-name="Liberation Sans1" fo:font-size="12pt" officeooo:rsid="0d2ecc1a" style:font-size-asian="12pt" style:font-size-complex="12pt"/>
    </style:style>
    <style:style style:name="T320" style:family="text">
      <style:text-properties fo:color="#000000" style:font-name="Liberation Sans1" fo:font-size="12pt" officeooo:rsid="0d21a97c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22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23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24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25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26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27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28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29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30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31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32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33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4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5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6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7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1" officeooo:rsid="047da547"/>
    </style:style>
    <style:style style:name="T353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7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1" style:family="text">
      <style:text-properties style:use-window-font-color="true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2" style:family="text">
      <style:text-properties style:use-window-font-color="true" style:font-name="Liberation Sans1" fo:font-size="12pt" style:font-size-asian="12pt" style:font-size-complex="12pt"/>
    </style:style>
    <style:style style:name="T373" style:family="text">
      <style:text-properties officeooo:rsid="04473353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officeooo:rsid="0aace3cd"/>
    </style:style>
    <style:style style:name="T376" style:family="text">
      <style:text-properties fo:font-size="10pt" style:font-size-asian="10pt" style:font-size-complex="10pt"/>
    </style:style>
    <style:style style:name="T377" style:family="text">
      <style:text-properties officeooo:rsid="0394a435"/>
    </style:style>
    <style:style style:name="T378" style:family="text">
      <style:text-properties officeooo:rsid="0b668458"/>
    </style:style>
    <style:style style:name="T379" style:family="text">
      <style:text-properties officeooo:rsid="0c125172"/>
    </style:style>
    <style:style style:name="T380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1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2" style:family="text">
      <style:text-properties officeooo:rsid="0cf7e116"/>
    </style:style>
    <style:style style:name="T383" style:family="text">
      <style:text-properties officeooo:rsid="0b952edb"/>
    </style:style>
    <style:style style:name="T384" style:family="text">
      <style:text-properties officeooo:rsid="0dd7714a"/>
    </style:style>
    <style:style style:name="T385" style:family="text">
      <style:text-properties officeooo:rsid="0dd5c0d9"/>
    </style:style>
    <style:style style:name="T386" style:family="text">
      <style:text-properties officeooo:rsid="0dd5fde1"/>
    </style:style>
    <style:style style:name="T387" style:family="text">
      <style:text-properties officeooo:rsid="0e87ed43"/>
    </style:style>
    <style:style style:name="T388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T277">C</text:span><text:span text:style-name="T276">hecklist voor </text:span><text:span text:style-name="T278">de installatie</text:span><text:span text:style-name="T276"> van </text:span><text:reference-mark-start text:name="Distributie"/><text:span text:style-name="T279">Debian</text:span><text:reference-mark-end text:name="Distributie"/><text:span text:style-name="T280"> </text:span><text:span text:style-name="T281">GNU/Linux </text:span><text:reference-mark-start text:name="Versie"/><text:span text:style-name="T279">1</text:span><text:span text:style-name="T282">1</text:span><text:reference-mark-end text:name="Versie"/><text:span text:style-name="Strong_20_Emphasis"><text:span text:style-name="T313"> </text:span></text:span><text:span text:style-name="Strong_20_Emphasis"><text:span text:style-name="T314">LTS</text:span></text:span><text:span text:style-name="T283"><text:note text:id="ftn1" text:note-class="footnote"><text:note-citation>1</text:note-citation><text:note-body><text:p text:style-name="P93"><text:span text:style-name="T377">Deze versie heeft codenaam </text:span><text:span text:style-name="T337">B</text:span><text:span text:style-name="T338">ullseye</text:span><text:span text:style-name="T378"> </text:span><text:span text:style-name="T379">(</text:span><text:span text:style-name="T338">bullseye</text:span><text:span text:style-name="T379">)</text:span><text:span text:style-name="T378"> </text:span><text:span text:style-name="T339">en is een zogenaamde LTS-versie (</text:span><text:span text:style-name="T340">LTS=</text:span><text:span text:style-name="T339">Long-Term Support, langetermijnondersteuning). <text:s/></text:span><text:span text:style-name="T341">Deze</text:span><text:span text:style-name="T339"> LTS-versie versch</text:span><text:span text:style-name="T341">een </text:span><text:span text:style-name="T342">in </text:span><text:span text:style-name="T343">augustus</text:span><text:span text:style-name="T339"> 20</text:span><text:span text:style-name="T343">2</text:span><text:span text:style-name="T341">1</text:span><text:span text:style-name="T339"> en wordt vanaf vrijgave </text:span><text:span text:style-name="T342">vijf</text:span><text:span text:style-name="T339"> jaar ondersteund</text:span><text:span text:style-name="T344"> </text:span><text:span text:style-name="T339">(</text:span><text:span text:style-name="T345">updates </text:span><text:span text:style-name="T339">tot </text:span><text:span text:style-name="T343">augustus</text:span><text:span text:style-name="T341"> </text:span><text:span text:style-name="T339">202</text:span><text:span text:style-name="T343">6</text:span><text:span text:style-name="T344">)</text:span><text:span text:style-name="T346">.</text:span></text:p></text:note-body></text:note></text:span><text:span text:style-name="T284"> </text:span><text:reference-mark-start text:name="Editie"/><text:span text:style-name="T285">desktop</text:span><text:reference-mark-end text:name="Editie"/><text:span text:style-name="T286">.</text:span></text:p>
      <text:p text:style-name="P70"/>
      <text:p text:style-name="Standard"><text:span text:style-name="T38">Kijk op</text:span><text:span text:style-name="T305"> </text:span><text:a xlink:type="simple" xlink:href="https://karelzimmer.nl/" text:style-name="Internet_20_link" text:visited-style-name="Visited_20_Internet_20_Link"><text:span text:style-name="T9">karelzimmer.nl</text:span></text:a><text:span text:style-name="T305"> </text:span><text:span text:style-name="T349">voor</text:span><text:span text:style-name="T350"> </text:span><text:span text:style-name="T351">deze en andere </text:span><text:span text:style-name="T39">checklists, scripts, </text:span><text:span text:style-name="T40">en informatie</text:span><text:span text:style-name="T39">.</text:span></text:p>
      <text:p text:style-name="P70"/>
      <text:p text:style-name="P70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9"/>
      <text:p text:style-name="P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2">(zie toelichting)</text:span><text:span text:style-name="T20">:</text:span></text:p>
      <text:p text:style-name="P4"><text:span text:style-name="Definition"><text:span text:style-name="T354">g</text:span></text:span><text:span text:style-name="Definition"><text:span text:style-name="T353">ebruiker</text:span></text:span><text:span text:style-name="Definition"><text:span text:style-name="T357"><text:tab/><text:tab/></text:span></text:span><text:span text:style-name="Definition"><text:span text:style-name="T372"> <text:tab/><text:tab/></text:span></text:span><text:span text:style-name="T358"><draw:control text:anchor-type="as-char" svg:y="-0.429cm" draw:z-index="11" draw:name="Gebruiker" draw:style-name="gr2" draw:text-style-name="P108" svg:width="6.061cm" svg:height="0.6cm" draw:control="control12"><svg:title>Gebruiker</svg:title><svg:desc>Volledige naam, bijv. Jan Stek</svg:desc></draw:control></text:span><text:span text:style-name="T358"><text:tab/></text:span><text:span text:style-name="T359">(</text:span><text:span text:style-name="T355">volledige naam, bijv. </text:span><text:span text:style-name="T370">J</text:span><text:span text:style-name="T371">a</text:span><text:span text:style-name="T370">n </text:span><text:span text:style-name="T371">Jansen</text:span><text:span text:style-name="T356">)</text:span></text:p>
      <text:p text:style-name="Standard"><text:span text:style-name="Definition"><text:span text:style-name="T354">g</text:span></text:span><text:span text:style-name="Definition"><text:span text:style-name="T353">ebruikersnaam<text:tab/></text:span></text:span><text:span text:style-name="Definition"><text:span text:style-name="T353"><draw:control text:anchor-type="as-char" svg:y="-0.429cm" draw:z-index="12" draw:name="Gberuikersnaam" draw:style-name="gr2" draw:text-style-name="P108" svg:width="6.061cm" svg:height="0.6cm" draw:control="control13"><svg:title>Gebruikersnaam</svg:title><svg:desc>Korte naam, bijv. jan</svg:desc></draw:control></text:span></text:span><text:span text:style-name="Definition"><text:span text:style-name="T353"><text:tab/></text:span></text:span><text:span text:style-name="T10">(korte naam, bijv. </text:span><text:span text:style-name="T303">j</text:span><text:span text:style-name="T304">a</text:span><text:span text:style-name="T303">n</text:span><text:span text:style-name="T10">)</text:span></text:p>
      <text:p text:style-name="P3"><text:span text:style-name="Definition"><text:span text:style-name="T361">c</text:span></text:span><text:span text:style-name="Definition"><text:span text:style-name="T360">omputernaam<text:tab/><text:tab/></text:span></text:span><text:span text:style-name="Definition"><text:span text:style-name="T358"><draw:control text:anchor-type="as-char" svg:y="-0.429cm" draw:z-index="13" draw:name="Computernaam" draw:style-name="gr2" draw:text-style-name="P108" svg:width="6.061cm" svg:height="0.6cm" draw:control="control14"><svg:title>Computernaam</svg:title><svg:desc>Unieke naam van de computer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naam van de compute</text:span></text:span><text:span text:style-name="Definition"><text:span text:style-name="T366">r, </text:span></text:span><text:span text:style-name="Definition"><text:span text:style-name="T367">bijv. pc01</text:span></text:span><text:span text:style-name="Definition"><text:span text:style-name="T364">)</text:span></text:span></text:p>
      <text:p text:style-name="P3"><text:span text:style-name="Definition"><text:span text:style-name="T354">o</text:span></text:span><text:span text:style-name="Definition"><text:span text:style-name="T353">pstartmenu</text:span></text:span><text:span text:style-name="Definition"><text:span text:style-name="T358"><text:tab/><text:tab/><text:tab/></text:span></text:span><text:span text:style-name="Definition"><text:span text:style-name="T358"><draw:control text:anchor-type="as-char" svg:y="-0.429cm" draw:z-index="14" draw:name="Opstartmenu" draw:style-name="gr2" draw:text-style-name="P108" svg:width="6.061cm" svg:height="0.6cm" draw:control="control15"><svg:title>Opstartmenu</svg:title><svg:desc>Toets voor het opstartmenu ("bootmenu")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to</text:span></text:span><text:span text:style-name="Definition"><text:span text:style-name="T368">ets voor het opstartmedium</text:span></text:span><text:span text:style-name="Definition"><text:span text:style-name="T369">)</text:span></text:span></text:p>
      <text:p text:style-name="P3"><text:span text:style-name="Definition"><text:span text:style-name="T362">i</text:span></text:span><text:span text:style-name="Definition"><text:span text:style-name="T363">nstellingen</text:span></text:span><text:span text:style-name="T364"><text:tab/> <text:tab/><text:tab/></text:span><text:span text:style-name="T364"><draw:control text:anchor-type="as-char" svg:y="-0.429cm" draw:z-index="10" draw:name="Instellingen" draw:style-name="gr2" draw:text-style-name="P108" svg:width="6.061cm" svg:height="0.6cm" draw:control="control11"><svg:title>Instellingen</svg:title><svg:desc>Toets voor het BIOS/UEFI-scherm ("setup")</svg:desc></draw:control></text:span><text:span text:style-name="T364"><text:tab/>(</text:span><text:span text:style-name="T365">toets voor het BIOS/UEFI-scherm</text:span><text:span text:style-name="T364">)</text:span></text:p>
      <text:p text:style-name="P5"><text:span text:style-name="T292">Vervang </text:span><text:span text:style-name="Definition"><text:span text:style-name="T12">schuingedrukte</text:span></text:span><text:span text:style-name="T292"> </text:span><text:span text:style-name="T293">woorden </text:span><text:span text:style-name="T292">in deze checklist door </text:span><text:span text:style-name="T293">boven</text:span><text:span text:style-name="T292">staande waarden.</text:span></text:p>
      <text:p text:style-name="P10"/>
      <text:p text:style-name="P6"><text:span text:style-name="Strong_20_Emphasis"><text:span text:style-name="T300"/></text:span></text:p>
      <text:p text:style-name="P29"><text:span text:style-name="T294">Nog niet op Linux?<text:tab/></text:span><text:span text:style-name="T297"><text:tab/></text:span><text:span text:style-name="T298">G</text:span><text:span text:style-name="T291">ebruik </text:span><text:span text:style-name="Strong_20_Emphasis"><text:span text:style-name="T302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5"> onder </text:span><text:span text:style-name="T301">Linux</text:span><text:span text:style-name="T296">.</text:span></text:p>
      <text:p text:style-name="P87"><text:span text:style-name="T271">Nieuwe installatie?<text:tab/></text:span><text:span text:style-name="T273"></text:span><text:span text:style-name="T275"><text:tab/></text:span><text:span text:style-name="T274">B</text:span><text:span text:style-name="T271">egin bij hoofdstuk </text:span><text:span text:style-name="T271"><text:bookmark-ref text:reference-format="page" text:ref-name="__RefNumPara__4009_1271708128">2</text:bookmark-ref></text:span><text:span text:style-name="T271"><text:s text:c="2"/></text:span><text:span text:style-name="T272"><text:bookmark-ref text:reference-format="text" text:ref-name="__RefNumPara__4009_1271708128">Installatie uitvoeren</text:bookmark-ref></text:span><text:span text:style-name="T272">.</text:span></text:p>
      <text:p text:style-name="P2"><text:span text:style-name="Strong_20_Emphasis"><text:span text:style-name="T299"/></text:span></text:p>
      <text:list xml:id="list1024379041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6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2" text:note-class="footnote"><text:note-citation>2</text:note-citation><text:note-body><text:p text:style-name="P97"><text:span text:style-name="T259">E</text:span><text:span text:style-name="T260">v</text:span><text:span text:style-name="T261">en</text:span><text:span text:style-name="T263">t</text:span><text:span text:style-name="T264">uele </text:span><text:span text:style-name="T265">extra </text:span><text:span text:style-name="T267">gebruiker</text:span><text:span text:style-name="T265">s aanmelden </text:span><text:span text:style-name="T266">en dezelfde stappen uitvoeren</text:span><text:span text:style-name="T262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407849285664">
          <table:table-cell table:style-name="_31_._5f_Installatie_5f_voorbereiden.A1" office:value-type="string">
            <text:p text:style-name="P30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71"/>
          </table:table-cell>
        </table:table-row>
        <table:table-row table:style-name="TableLine94407849285920">
          <table:table-cell table:style-name="_31_._5f_Installatie_5f_voorbereid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3" text:note-class="footnote"><text:note-citation>3</text:note-citation><text:note-body><text:p text:style-name="P94"><text:span text:style-name="T287">De </text:span><text:span text:style-name="T288">Super</text:span><text:span text:style-name="T287">-toets is de Windows</text:span><text:span text:style-name="T289">-</text:span><text:span text:style-name="T290">toets</text:span><text:span text:style-name="T287">, </text:span><text:span text:style-name="T289">C</text:span><text:span text:style-name="T287">ommand-</text:span><text:span text:style-name="T290">toets</text:span><text:span text:style-name="T287">, of </text:span><text:span text:style-name="T289">V</text:span><text:span text:style-name="T287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407849286176">
          <table:table-cell table:style-name="_31_._5f_Installatie_5f_voorbereiden.A1" office:value-type="string">
            <text:p text:style-name="P41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8">sudo</text:span></text:span><text:span text:style-name="User_20_Entry"><text:span text:style-name="T269"> </text:span></text:span><text:span text:style-name="User_20_Entry"><text:span text:style-name="T268">apt install wget</text:span></text:span></text:p>
            <text:p text:style-name="P47"><text:span text:style-name="User_20_Entry"><text:span text:style-name="T269">wget karelzimmer.nl/</text:span></text:span><text:span text:style-name="User_20_Entry"><text:span text:style-name="T270">kz</text:span></text:span><text:span text:style-name="User_20_Entry"><text:span text:style-name="T269"><text:line-break/>bash </text:span></text:span><text:span text:style-name="User_20_Entry"><text:span text:style-name="T270">kz</text:span></text:span></text:p>
          </table:table-cell>
        </table:table-row>
        <table:table-row table:style-name="TableLine94407849286432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407849286688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</table:table-row>
        <table:table-row table:style-name="TableLine94407849286944">
          <table:table-cell table:style-name="_31_._5f_Installatie_5f_voorbereid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3">3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407849287200">
          <table:table-cell table:style-name="_31_._5f_Installatie_5f_voorbereiden.A1" office:value-type="string">
            <text:p text:style-name="P37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67"/>
      <text:list xml:id="list125626531353053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6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07849150272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17">Start de computer op vanaf </text:span><text:span text:style-name="T318">ee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306"><text:reference-ref text:reference-format="text" text:ref-name="Versie">11</text:reference-ref></text:span></text:span><text:span text:style-name="Strong_20_Emphasis"><text:span text:style-name="T306"><text:s/></text:span></text:span><text:span text:style-name="T319">(</text:span><text:span text:style-name="T320">Live</text:span><text:span text:style-name="T214"><text:note text:id="ftn4" text:note-class="footnote"><text:note-citation>1</text:note-citation><text:note-body><text:p text:style-name="P98"><text:span text:style-name="T373">Vanaf ee</text:span>n Live <text:span text:style-name="T375">USB-stick of </text:span><text:span text:style-name="T347">CD</text:span><text:span text:style-name="T376"> </text:span>kunt <text:span text:style-name="T373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5" text:note-class="footnote"><text:note-citation>2</text:note-citation><text:note-body><text:p text:style-name="P91"><text:span text:style-name="T21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21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7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380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22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22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89"><text:span text:style-name="T21"><text:tab/></text:span><text:span text:style-name="Strong_20_Emphasis"><text:span text:style-name="T223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381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6" text:note-class="footnote"><text:note-citation>3</text:note-citation><text:note-body><text:p text:style-name="P92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32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407849274288">
          <table:table-cell table:style-name="_32_._5f_Installatie_5f_uitvoeren.A1" office:value-type="string">
            <text:p text:style-name="P37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407849252912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0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5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2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3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407849493136">
          <table:table-cell table:style-name="_32_._5f_Installatie_5f_uitvoeren.A1" office:value-type="string">
            <text:p text:style-name="P45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0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407849493392">
          <table:table-cell table:style-name="_32_._5f_Installatie_5f_uitvoeren.A1" office:value-type="string">
            <text:p text:style-name="P37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407849493648">
          <table:table-cell table:style-name="_32_._5f_Installatie_5f_uitvoeren.A1" office:value-type="string">
            <text:p text:style-name="P53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5">Bij <text:span text:style-name="T374">Locatie</text:span> kies bij <text:span text:style-name="T374">Regio</text:span> voor <text:span text:style-name="T374">Europa</text:span> en klik op <text:span text:style-name="T374">Volgende</text:span>.</text:p>
          </table:table-cell>
        </table:table-row>
        <table:table-row table:style-name="TableLine94407849493904">
          <table:table-cell table:style-name="_32_._5f_Installatie_5f_uitvoeren.A1" office:value-type="string">
            <text:p text:style-name="P53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5">Bij <text:span text:style-name="T374">Toetsenbord</text:span> kies <text:span text:style-name="T374">English (US)</text:span> en klik op <text:span text:style-name="T374">Volgende</text:span>.</text:p>
          </table:table-cell>
        </table:table-row>
        <table:table-row table:style-name="TableLine94407849494160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5"/>
          </table:table-cell>
        </table:table-row>
        <table:table-row table:style-name="TableLine94407849494416">
          <table:table-cell table:style-name="_32_._5f_Installatie_5f_uitvoeren.A1" office:value-type="string">
            <text:p text:style-name="P53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8">Partities</text:span><text:span text:style-name="T6"> </text:span><text:span text:style-name="T315">selecteer</text:span><text:span text:style-name="T6"> </text:span><text:span text:style-name="T7">de </text:span><text:span text:style-name="T6">gewenste </text:span><text:span text:style-name="T316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407849494672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7"/>
          </table:table-cell>
        </table:table-row>
        <table:table-row table:style-name="TableLine94407849494928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8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407849495184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407849495440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407849495696">
          <table:table-cell table:style-name="_32_._5f_Installatie_5f_uitvoeren.A1" office:value-type="string">
            <text:p text:style-name="P55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407849495952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07849496208">
          <table:table-cell table:style-name="_32_._5f_Installatie_5f_uitvoer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6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31"><text:span text:style-name="Strong_20_Emphasis"><text:span text:style-name="T141"/></text:span></text:p>
      <text:list xml:id="list125627484732802" text:continue-numbering="true" text:style-name="L1">
        <text:list-item>
          <text:p text:style-name="P105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33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07849496464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407849422752"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407849297616">
          <table:table-cell table:style-name="_33_._5f_Installatie_5f_afronden.A1" office:value-type="string">
            <text:p text:style-name="P48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40784933382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24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40784945324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7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40784957576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36"><text:span text:style-name="Strong_20_Emphasis"><text:span text:style-name="T133"/></text:span></text:p>
          </table:table-cell>
        </table:table-row>
        <table:table-row table:style-name="TableLine94407849526160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0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7" text:note-class="footnote"><text:note-citation>1</text:note-citation><text:note-body><text:p text:style-name="P95"><text:span text:style-name="T287">De </text:span><text:span text:style-name="T288">Super</text:span><text:span text:style-name="T287">-toets is de Windows</text:span><text:span text:style-name="T289">-</text:span><text:span text:style-name="T290">toets</text:span><text:span text:style-name="T287">, </text:span><text:span text:style-name="T289">C</text:span><text:span text:style-name="T287">ommand-</text:span><text:span text:style-name="T290">toets</text:span><text:span text:style-name="T287">, of </text:span><text:span text:style-name="T289">V</text:span><text:span text:style-name="T287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40784942489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59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40784952686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59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40784955729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407849549168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407849525232">
          <table:table-cell table:style-name="_33_._5f_Installatie_5f_afronden.A1" office:value-type="string">
            <text:p text:style-name="P38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65"><text:span text:style-name="T321">Klik op </text:span><text:span text:style-name="T333">Updates</text:span><text:span text:style-name="T322"> en a</text:span><text:span text:style-name="T323">ls</text:span><text:span text:style-name="T324"> </text:span><text:span text:style-name="T325">er </text:span><text:span text:style-name="T324">updates beschikbaar zijn, k</text:span><text:span text:style-name="T326">lik op </text:span><text:span text:style-name="Strong_20_Emphasis"><text:span text:style-name="T332">Downloaden</text:span></text:span><text:span text:style-name="T326"> </text:span><text:span text:style-name="T327">en vervolgens op </text:span><text:span text:style-name="T334">Herstarten &amp; bijwerken</text:span><text:span text:style-name="T327"> </text:span><text:span text:style-name="T328">en </text:span><text:span text:style-name="T334">Herstarten &amp; </text:span><text:span text:style-name="T335">installeren</text:span><text:span text:style-name="T336">.</text:span></text:p>
          </table:table-cell>
        </table:table-row>
        <table:table-row table:style-name="TableLine9440784943268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T329">Daarna weer </text:span><text:span text:style-name="T330">a</text:span><text:span text:style-name="T331">anmelden als </text:span><text:span text:style-name="Definition"><text:span text:style-name="T17">gebruiker</text:span></text:span><text:span text:style-name="T327">.</text:span></text:p>
          </table:table-cell>
        </table:table-row>
        <table:table-row table:style-name="TableLine9440784962886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407849578880">
          <table:table-cell table:style-name="_33_._5f_Installatie_5f_afronden.A1" office:value-type="string">
            <text:p text:style-name="P37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407849548800">
          <table:table-cell table:style-name="_33_._5f_Installatie_5f_afronden.A1" office:value-type="string">
            <text:p text:style-name="P41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407849628240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63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407849622864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407849571456">
          <table:table-cell table:style-name="_33_._5f_Installatie_5f_afronden.A1" office:value-type="string">
            <text:p text:style-name="P38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407849536048">
          <table:table-cell table:style-name="_33_._5f_Installatie_5f_afronden.A1" office:value-type="string">
            <text:p text:style-name="P38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33"><text:span text:style-name="Strong_20_Emphasis"><text:span text:style-name="T56"><text:tab/></text:span></text:span></text:p>
      <text:p text:style-name="P34"><text:span text:style-name="Strong_20_Emphasis"><text:span text:style-name="T92"/></text:span></text:p>
      <text:p text:style-name="P35"><text:span text:style-name="Strong_20_Emphasis"><text:span text:style-name="T82"/></text:span></text:p>
      <text:list xml:id="list125627939623673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07849650224">
          <table:table-cell table:style-name="Tabel2.A1" office:value-type="string">
            <text:p text:style-name="P56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8" text:note-class="footnote"><text:note-citation>1</text:note-citation><text:note-body><text:p text:style-name="P90"><text:span text:style-name="User_20_Entry"><text:span text:style-name="T224">E</text:span></text:span><text:span text:style-name="User_20_Entry"><text:span text:style-name="T250">v</text:span></text:span><text:span text:style-name="User_20_Entry"><text:span text:style-name="T251">en</text:span></text:span><text:span text:style-name="User_20_Entry"><text:span text:style-name="T253">t</text:span></text:span><text:span text:style-name="User_20_Entry"><text:span text:style-name="T254">uele </text:span></text:span><text:span text:style-name="User_20_Entry"><text:span text:style-name="T255">extra </text:span></text:span><text:span text:style-name="User_20_Entry"><text:span text:style-name="T258">gebruiker</text:span></text:span><text:span text:style-name="User_20_Entry"><text:span text:style-name="T255">s aanmelden </text:span></text:span><text:span text:style-name="User_20_Entry"><text:span text:style-name="T256">en dezelfde stappen uitvoeren</text:span></text:span><text:span text:style-name="User_20_Entry"><text:span text:style-name="T252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407849535264"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27"/>
          </table:table-cell>
        </table:table-row>
        <table:table-row table:style-name="TableLine94407849655344">
          <table:table-cell table:style-name="Tabel2.A1" office:value-type="string">
            <text:p text:style-name="P62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5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9" text:note-class="footnote"><text:note-citation>2</text:note-citation><text:note-body><text:p text:style-name="P96"><text:span text:style-name="T287">D</text:span>e <text:span text:style-name="T388">Super</text:span>-toets <text:span text:style-name="T287">is </text:span>de Windows<text:span text:style-name="T382">-</text:span><text:span text:style-name="T383">toets</text:span>, <text:span text:style-name="T382">C</text:span>ommand-<text:span text:style-name="T383">toets</text:span>, of <text:span text:style-name="T382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407849652784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6">v</text:span></text:span><text:span text:style-name="Strong_20_Emphasis"><text:span text:style-name="T82">olg de aanwijzingen op het scherm</text:span></text:span><text:span text:style-name="Strong_20_Emphasis"><text:span text:style-name="T152"><text:note text:id="ftn10" text:note-class="footnote"><text:note-citation>3</text:note-citation><text:note-body><text:p text:style-name="P99">Het inrichten kan nagelopen worden <text:span text:style-name="T384">met </text:span>bestanden in <text:span text:style-name="T384">map</text:span><text:span text:style-name="T385"> </text:span><text:span text:style-name="T386">kz-</text:span><text:span text:style-name="T384">install </text:span><text:span text:style-name="T348">en</text:span><text:span text:style-name="T384"> kz-setup </text:span><text:span text:style-name="T387">in </text:span><text:span text:style-name="T385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407849706912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/>
          </table:table-cell>
        </table:table-row>
        <table:table-row table:style-name="TableLine94407849707728">
          <table:table-cell table:style-name="Tabel2.A1" office:value-type="string">
            <text:p text:style-name="P86"><text:span text:style-name="Strong_20_Emphasis"><text:span text:style-name="T119"><text:s/></text:span></text:span><text:span text:style-name="Strong_20_Emphasis"><text:span text:style-name="T122"><draw:control text:anchor-type="as-char" draw:z-index="23" draw:name="Vorm36_1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7"/></text:span></text:p>
      <text:p text:style-name="P85"/>
      <text:p text:style-name="P88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07"> installatie va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308">GNU/Linux</text:span></text:span><text:span text:style-name="Strong_20_Emphasis"><text:span text:style-name="T307"> </text:span></text:span><text:span text:style-name="T309"><text:reference-ref text:reference-format="text" text:ref-name="Versie">11</text:reference-ref></text:span><text:span text:style-name="Strong_20_Emphasis"><text:span text:style-name="T311"><text:s/></text:span></text:span><text:span text:style-name="Strong_20_Emphasis"><text:span text:style-name="T312">LTS</text:span></text:span><text:span text:style-name="T310"> </text:span><text:span text:style-name="T307"><text:reference-ref text:reference-format="text" text:ref-name="Editie">desktop</text:reference-ref></text:span><text:span text:style-name="T307"><text:s/>is voltooid.</text:span></text:p>
      <text:p text:style-name="P69"/>
      <text:p text:style-name="P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7T12:56:26.031618900">07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7T12:56:25.915133325</dc:date>
    <meta:keyword>Installatie</meta:keyword>
    <meta:keyword>Checklist</meta:keyword>
    <meta:keyword>Linux</meta:keyword>
    <meta:editing-cycles>6506</meta:editing-cycles>
    <meta:editing-duration>P11DT13H10M5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32" meta:character-count="5559" meta:non-whitespace-character-count="4763"/>
    <meta:user-defined meta:name="Info 1"/>
    <meta:user-defined meta:name="Info 2"/>
    <meta:user-defined meta:name="Info 3"/>
    <meta:user-defined meta:name="Info 4"/>
  </office:meta>
</office:document-meta>
</file>